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6">
      <style:paragraph-properties fo:margin-left="0.9846in" fo:margin-right="0in" fo:text-indent="0in" style:auto-text-indent="false"/>
      <style:text-properties fo:font-size="10pt" style:font-size-asian="10pt" style:font-size-complex="10pt"/>
    </style:style>
    <style:style style:name="P2" style:family="paragraph" style:parent-style-name="Heading_20_3">
      <style:paragraph-properties fo:margin-left="0.9846in" fo:margin-right="0in" fo:text-indent="0in" style:auto-text-indent="false"/>
      <style:text-properties fo:font-size="10pt" style:font-size-asian="10pt" style:font-size-complex="10pt"/>
    </style:style>
    <style:style style:name="P3" style:family="paragraph" style:parent-style-name="Text_20_body" style:list-style-name="L2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>
      <style:text-properties fo:font-size="10pt" style:font-size-asian="10pt" style:font-size-complex="10pt"/>
    </style:style>
    <style:style style:name="P8" style:family="paragraph" style:parent-style-name="Text_20_body" style:list-style-name="L1">
      <style:paragraph-properties fo:margin-top="0in" fo:margin-bottom="0in"/>
      <style:text-properties fo:color="#0000ff"/>
    </style:style>
    <style:style style:name="P9" style:family="paragraph" style:parent-style-name="Text_20_body" style:list-style-name="L1">
      <style:paragraph-properties fo:margin-top="0in" fo:margin-bottom="0in"/>
      <style:text-properties fo:color="#0000ff" fo:font-weight="bold" style:font-weight-asian="bold" style:font-weight-complex="bold"/>
    </style:style>
    <style:style style:name="P10" style:family="paragraph" style:parent-style-name="Text_20_body" style:list-style-name="L2">
      <style:paragraph-properties fo:margin-top="0in" fo:margin-bottom="0in"/>
      <style:text-properties fo:color="#0000ff" fo:font-weight="bold" style:font-weight-asian="bold" style:font-weight-complex="bold"/>
    </style:style>
    <style:style style:name="P11" style:family="paragraph" style:parent-style-name="Text_20_body">
      <style:paragraph-properties fo:margin-top="0in" fo:margin-bottom="0in" fo:text-align="center" style:justify-single-word="false"/>
      <style:text-properties fo:color="#0000ff"/>
    </style:style>
    <style:style style:name="P12" style:family="paragraph" style:parent-style-name="Text_20_body" style:list-style-name="L1">
      <style:paragraph-properties fo:margin-top="0in" fo:margin-bottom="0in"/>
    </style:style>
    <style:style style:name="P13" style:family="paragraph" style:parent-style-name="Text_20_body">
      <style:paragraph-properties fo:margin-top="0in" fo:margin-bottom="0in"/>
      <style:text-properties fo:font-weight="bold" style:font-weight-asian="bold" style:font-weight-complex="bold"/>
    </style:style>
    <style:style style:name="P14" style:family="paragraph" style:parent-style-name="Text_20_body" style:list-style-name="L1">
      <style:paragraph-properties fo:margin-top="0in" fo:margin-bottom="0in"/>
      <style:text-properties fo:font-weight="bold" style:font-weight-asian="bold" style:font-weight-complex="bold"/>
    </style:style>
    <style:style style:name="P15" style:family="paragraph" style:parent-style-name="Text_20_body" style:list-style-name="L2">
      <style:paragraph-properties fo:margin-top="0in" fo:margin-bottom="0in"/>
      <style:text-properties fo:font-weight="bold" style:font-weight-asian="bold" style:font-weight-complex="bold"/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P19" style:family="paragraph" style:parent-style-name="Text_20_body" style:list-style-name="L6">
      <style:paragraph-properties fo:margin-top="0in" fo:margin-bottom="0in"/>
    </style:style>
    <style:style style:name="P20" style:family="paragraph" style:parent-style-name="Text_20_body" style:list-style-name="L1">
      <style:paragraph-properties fo:margin-top="0in" fo:margin-bottom="0in" fo:break-before="page"/>
      <style:text-properties fo:font-weight="bold" style:font-weight-asian="bold" style:font-weight-complex="bold"/>
    </style:style>
    <style:style style:name="P21" style:family="paragraph" style:parent-style-name="Text_20_body">
      <style:paragraph-properties fo:margin-left="0.9846in" fo:margin-right="0in" fo:margin-top="0in" fo:margin-bottom="0in" fo:text-indent="0in" style:auto-text-indent="false"/>
    </style:style>
    <style:style style:name="P22" style:family="paragraph" style:parent-style-name="Text_20_body">
      <style:paragraph-properties fo:margin-left="0.9846in" fo:margin-right="0in" fo:margin-top="0in" fo:margin-bottom="0in" fo:text-indent="0in" style:auto-text-indent="false"/>
      <style:text-properties fo:font-weight="bold" style:font-weight-asian="bold" style:font-weight-complex="bold"/>
    </style:style>
    <style:style style:name="P23" style:family="paragraph" style:parent-style-name="Text_20_body" style:list-style-name="L9">
      <style:paragraph-properties fo:margin-left="0.9846in" fo:margin-right="0in" fo:margin-top="0in" fo:margin-bottom="0in" fo:text-indent="0in" style:auto-text-indent="false"/>
      <style:text-properties fo:font-size="10pt" style:font-size-asian="10pt" style:font-size-complex="10pt"/>
    </style:style>
    <style:style style:name="P24" style:family="paragraph" style:parent-style-name="Text_20_body">
      <style:paragraph-properties fo:margin-left="0.9846in" fo:margin-right="0in" fo:margin-top="0in" fo:margin-bottom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.9846in" fo:margin-right="0in" fo:text-indent="0in" style:auto-text-indent="false"/>
    </style:style>
    <style:style style:name="P26" style:family="paragraph" style:parent-style-name="Text_20_body">
      <style:paragraph-properties fo:margin-left="0.9846in" fo:margin-right="0in" fo:text-indent="0in" style:auto-text-indent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27" style:family="paragraph" style:parent-style-name="Text_20_body">
      <style:paragraph-properties fo:margin-left="0.9846in" fo:margin-right="0in" fo:text-indent="0in" style:auto-text-indent="false"/>
      <style:text-properties fo:font-size="10pt" style:font-size-asian="10pt" style:font-size-complex="10pt"/>
    </style:style>
    <style:style style:name="P28" style:family="paragraph" style:parent-style-name="Text_20_body" style:list-style-name="L9">
      <style:paragraph-properties fo:margin-left="0.9846in" fo:margin-right="0in" fo:text-indent="0in" style:auto-text-indent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Harrison College</text:span></text:p>
      <text:p text:style-name="P11"><text:span text:style-name="T1">Software Requirements Document</text:span></text:p>
      <text:list xml:id="list4354721140579186647" text:style-name="L1">
        <text:list-header>
          <text:p text:style-name="P8"><text:span text:style-name="T1"/></text:p>
        </text:list-header>
        <text:list-item>
          <text:p text:style-name="P8"><text:span text:style-name="T1">Introduction</text:span> </text:p>
          <text:list>
            <text:list-item>
              <text:p text:style-name="P12"><text:span text:style-name="T1">Purpose: </text:span>Create a standard system for recording and tracking courses, classes, instructors and students.</text:p>
            </text:list-item>
            <text:list-item>
              <text:p text:style-name="P12"><text:span text:style-name="T1">Definitions: </text:span>The CRN is the unique 5 digit number that identifies a particular course and section offered for the term. </text:p>
            </text:list-item>
            <text:list-item>
              <text:p text:style-name="P12"><text:span text:style-name="T1">System overview: </text:span><text:span text:style-name="T2">A </text:span>website using Java EE and an Oracle database to provide a user interface for functions.</text:p>
              <text:p text:style-name="P12"/>
            </text:list-item>
          </text:list>
        </text:list-item>
        <text:list-item>
          <text:p text:style-name="P9">Overall description </text:p>
          <text:list>
            <text:list-item>
              <text:p text:style-name="P12"><text:span text:style-name="T1">Product perspective </text:span></text:p>
              <text:list>
                <text:list-item>
                  <text:p text:style-name="P12"><text:span text:style-name="T1">System Interfaces: </text:span><text:span text:style-name="T2">An administrator should interface directly with the Oracle database to reassign student accounts to teacher accounts.</text:span></text:p>
                </text:list-item>
                <text:list-item>
                  <text:p text:style-name="P12"><text:span text:style-name="T1">User Interfaces:</text:span></text:p>
                  <text:list>
                    <text:list-item>
                      <text:p text:style-name="P12"><text:span text:style-name="T1">Students should have the capability to</text:span>: login, create an account, logout, <text:s/>view their schedule for current semester, drop a class, view unofficial transcript, purchase a transcript, send transcript by email, email questions to the instructor </text:p>
                    </text:list-item>
                    <text:list-item>
                      <text:p text:style-name="P12"><text:span text:style-name="T1">Instructors should have the capability to:</text:span>: login, create an account, logout, view all courses, view their classes for the current semester, view their classes, assign grades, view grades for the current semester and previous semesters</text:p>
                    </text:list-item>
                    <text:list-item>
                      <text:p text:style-name="P12"><text:span text:style-name="T1">Course Display</text:span>: anyone can view all courses</text:p>
                    </text:list-item>
                    <text:list-item>
                      <text:p text:style-name="P12"><text:span text:style-name="T1">Class Display</text:span>: anyone can view all classes for the current semester, enroll in class</text:p>
                    </text:list-item>
                  </text:list>
                </text:list-item>
                <text:list-item>
                  <text:p text:style-name="P12"><text:span text:style-name="T1">Hardware interfaces</text:span> – need a system adequate for running Oracle and Tomcat Apache web server.</text:p>
                </text:list-item>
                <text:list-item>
                  <text:p text:style-name="P12"><text:span text:style-name="T1">Communication Interfaces</text:span> – the system shall provide an SMTP email server to send emails from students to teachers and to send transcripts for students.</text:p>
                  <text:p text:style-name="P12"/>
                </text:list-item>
              </text:list>
            </text:list-item>
          </text:list>
        </text:list-item>
      </text:list>
      <text:list xml:id="list7377348008538158654" text:style-name="L2">
        <text:list-item>
          <text:p text:style-name="P10">Overall description </text:p>
          <text:list>
            <text:list-item>
              <text:p text:style-name="P16"><text:span text:style-name="T1">User characteristics </text:span>– Young adults and older instructors.</text:p>
            </text:list-item>
            <text:list-item>
              <text:p text:style-name="P16"><text:span text:style-name="T1">Constraints, assumptions and dependencies</text:span> – shall be responsive and usable on all screen types and sizes.</text:p>
              <text:p text:style-name="P16"/>
            </text:list-item>
          </text:list>
        </text:list-item>
        <text:list-item>
          <text:p text:style-name="P10">Specific requirements </text:p>
          <text:list>
            <text:list-item>
              <text:p text:style-name="P16"><text:span text:style-name="T1">External interface requirements</text:span>: the system shall interface with the web server, the email server</text:p>
            </text:list-item>
            <text:list-item>
              <text:p text:style-name="P16"><text:span text:style-name="T1">Functional requirements:</text:span> </text:p>
              <text:list>
                <text:list-item>
                  <text:p text:style-name="P16">The system shall use Java EE web application including servlets and JPA.</text:p>
                </text:list-item>
              </text:list>
            </text:list-item>
            <text:list-item>
              <text:p text:style-name="P16"><text:span text:style-name="T1">Design constraints:</text:span></text:p>
              <text:list>
                <text:list-item>
                  <text:p text:style-name="P16">Each Instructor can teach anywhere from 0 to many classes. </text:p>
                </text:list-item>
                <text:list-item text:style-override="L4">
                  <text:p text:style-name="P17">Each class can have anywhere from 0 to many students. </text:p>
                </text:list-item>
                <text:list-item text:style-override="L4">
                  <text:p text:style-name="P17">Each course can have anywhere from 0 to many classes. (think instances) </text:p>
                </text:list-item>
                <text:list-item text:style-override="L4">
                  <text:p text:style-name="P17">Each department can have 1 to many majors. </text:p>
                </text:list-item>
                <text:list-item text:style-override="L4">
                  <text:p text:style-name="P17"><text:soft-page-break/>Students can’t enroll themselves in a class that has reached capacity. </text:p>
                </text:list-item>
                <text:list-item text:style-override="L4">
                  <text:p text:style-name="P4">You will need to allow for the 2 types of users: students and instructors. </text:p>
                </text:list-item>
                <text:list-item>
                  <text:p text:style-name="P16">Anyone should be able to sign-up and create an account, but they automatically become students, only an administrator can reclassify them.</text:p>
                </text:list-item>
              </text:list>
            </text:list-item>
            <text:list-item>
              <text:p text:style-name="P16"><text:span text:style-name="T1">Logical database requirement: </text:span></text:p>
              <text:list>
                <text:list-item>
                  <text:p text:style-name="P16"><text:span text:style-name="T2">Students - Each student has a student number, name, major and year of entry.</text:span></text:p>
                </text:list-item>
                <text:list-item>
                  <text:p text:style-name="P16"><text:span text:style-name="T2">Instructors - Each instructor has an employee number, name, department, and office number.</text:span></text:p>
                </text:list-item>
                <text:list-item>
                  <text:p text:style-name="P16"><text:span text:style-name="T2">Courses - each course has a course number and a subject code, name, description and number of credits.</text:span></text:p>
                </text:list-item>
                <text:list-item>
                  <text:p text:style-name="P16"><text:span text:style-name="T2">Classes - Each class has a crn number, a course number &amp; subject code, an instructor, and a classroom.</text:span></text:p>
                </text:list-item>
                <text:list-item>
                  <text:p text:style-name="P16"><text:span text:style-name="T2">Classrooms - Each classroom has a building name and a room number and a max capacity. Students can’t enroll themselves in a class that has reached capacity. </text:span></text:p>
                </text:list-item>
              </text:list>
            </text:list-item>
            <text:list-item>
              <text:p text:style-name="P15">Software System attributes </text:p>
              <text:list>
                <text:list-item>
                  <text:p text:style-name="P16"><text:span text:style-name="T1">Availability &amp; Reliability</text:span>: Available requirements are not specified.</text:p>
                </text:list-item>
                <text:list-item>
                  <text:p text:style-name="P16"><text:span text:style-name="T1">Security</text:span>: </text:p>
                  <text:list>
                    <text:list-item>
                      <text:p text:style-name="P16"><text:span text:style-name="T2">An administrator should interface directly with the Oracle database to reassign student accounts to teacher accounts.</text:span></text:p>
                    </text:list-item>
                  </text:list>
                </text:list-item>
                <text:list-item>
                  <text:p text:style-name="P16"><text:span text:style-name="T1">Maintainability &amp; Portability:</text:span> The code is maintained on github and can be accessed from anywhere. </text:p>
                </text:list-item>
              </text:list>
            </text:list-item>
            <text:list-item>
              <text:p text:style-name="P3"><text:span text:style-name="T1">Other requirements</text:span>: Other requirements shall be added at the discretion of Dave, however these added requirements shall go through the proper change control procedures.</text:p>
            </text:list-item>
          </text:list>
        </text:list-item>
      </text:list>
      <text:list xml:id="list394116715" text:continue-list="list4354721140579186647" text:style-name="L1">
        <text:list-item>
          <text:list>
            <text:list-item>
              <text:p text:style-name="P14">System Functions:</text:p>
            </text:list-item>
          </text:list>
        </text:list-item>
      </text:list>
      <text:p text:style-name="P21">Students can:</text:p>
      <text:list xml:id="list1289714281" text:continue-list="list394116715" text:style-name="L5">
        <text:list-item>
          <text:list>
            <text:list-item>
              <text:list>
                <text:list-item>
                  <text:p text:style-name="P18">enroll in a class </text:p>
                </text:list-item>
                <text:list-item>
                  <text:p text:style-name="P18">drop a class </text:p>
                </text:list-item>
                <text:list-item>
                  <text:p text:style-name="P18">view their current schedule </text:p>
                </text:list-item>
                <text:list-item>
                  <text:p text:style-name="P18">view their unofficial transcript </text:p>
                </text:list-item>
                <text:list-item>
                  <text:p text:style-name="P18">buy an official transcript ($5) </text:p>
                </text:list-item>
                <text:list-item>
                  <text:p text:style-name="P18">view all course </text:p>
                </text:list-item>
                <text:list-item>
                  <text:p text:style-name="P18">view all classes in current semester  </text:p>
                </text:list-item>
                <text:list-item>
                  <text:p text:style-name="P18">request their transcript to be sent by email </text:p>
                </text:list-item>
                <text:list-item>
                  <text:p text:style-name="P5">email questions to their instructor </text:p>
                </text:list-item>
              </text:list>
            </text:list-item>
          </text:list>
        </text:list-item>
      </text:list>
      <text:p text:style-name="P25">Instructors can:</text:p>
      <text:list xml:id="list3605370310413358971" text:style-name="L6">
        <text:list-item>
          <text:list>
            <text:list-item>
              <text:list>
                <text:list-item>
                  <text:p text:style-name="P19">view their classes in the current semester Students can’t enroll themselves in a class that has reached capacity. </text:p>
                </text:list-item>
                <text:list-item>
                  <text:p text:style-name="P19">get the roster of students in their classes from this semester or previous semesters </text:p>
                </text:list-item>
                <text:list-item>
                  <text:p text:style-name="P19">assign grades to students in their classes </text:p>
                </text:list-item>
                <text:list-item>
                  <text:p text:style-name="P19">view grade sheets from previous semesters </text:p>
                </text:list-item>
                <text:list-item>
                  <text:p text:style-name="P19">view all course </text:p>
                </text:list-item>
                <text:list-item>
                  <text:p text:style-name="P6">view all classes in current semester  </text:p>
                </text:list-item>
              </text:list>
            </text:list-item>
          </text:list>
        </text:list-item>
      </text:list>
      <text:list xml:id="list1687676637" text:continue-list="list1289714281" text:style-name="L1">
        <text:list-item>
          <text:list>
            <text:list-header>
              <text:p text:style-name="P14"/>
            </text:list-header>
            <text:list-item>
              <text:p text:style-name="P20">Example Output:</text:p>
            </text:list-item>
          </text:list>
        </text:list-item>
      </text:list>
      <text:p text:style-name="P13"/>
      <text:p text:style-name="P24">------------------------</text:p>
      <text:p text:style-name="P26">Course</text:p>
      <text:p text:style-name="P27">ENG 101    Freshman Composition   3    English Department</text:p>
      <text:p text:style-name="P26">Class</text:p>
      <text:p text:style-name="P27">78567    MWF  8am   Dave Wolf     Humanities Bldg Rm 321</text:p>
      <text:p text:style-name="P26">Instructor</text:p>
      <text:p text:style-name="P27">8675309    Dave Wolf    English Department   Office  HU322</text:p>
      <text:p text:style-name="P7"> </text:p>
      <text:p text:style-name="P27"><text:bookmark-start text:name="__DdeLink__165_2128055093"/>------------------------<text:bookmark-end text:name="__DdeLink__165_2128055093"/></text:p>
      <text:h text:style-name="P2" text:outline-level="3">What is a CRN (course reference number)?</text:h>
      <text:p text:style-name="P27">The CRN is the unique 5 digit number that identifies a particular course and section offered for the term. </text:p>
      <text:h text:style-name="P1" text:outline-level="6">For example, BIO1010:</text:h>
      <text:list xml:id="list583053322760705301" text:style-name="L9">
        <text:list-item>
          <text:p text:style-name="P23">BIO1010, Biology 1, Section 1, Monday, 5:50pm </text:p>
          <text:list>
            <text:list-item>
              <text:p text:style-name="P23">CRN = 10072 </text:p>
            </text:list-item>
          </text:list>
        </text:list-item>
        <text:list-item>
          <text:p text:style-name="P23">BIO1010, Biology 1, Section 3, Saturday, 9:00am </text:p>
          <text:list>
            <text:list-item>
              <text:p text:style-name="P28">CRN = 10028 </text:p>
            </text:list-item>
          </text:list>
        </text:list-item>
      </text:list>
      <text:p text:style-name="P22"/>
      <text:list xml:id="list1685593694" text:continue-list="list1687676637" text:style-name="L1">
        <text:list-item>
          <text:list>
            <text:list-header>
              <text:p text:style-name="P14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AR PL UMing HK" style:font-size-asian="14pt" style:font-weight-asian="bold" style:font-name-complex="Lohit Devanagari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Liberation Serif" fo:font-size="7pt" fo:font-weight="bold" style:font-name-asian="AR PL UMing HK" style:font-size-asian="7pt" style:font-weight-asian="bold" style:font-name-complex="Lohit Devanagari" style:font-size-complex="7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 MC</meta:initial-creator>
    <meta:creation-date>2016-07-20T13:15:41</meta:creation-date>
    <meta:generator>OpenOffice/4.1.0$Unix OpenOffice.org_project/410m18$Build-9764</meta:generator>
    <dc:date>2016-07-20T17:03:55</dc:date>
    <dc:creator>Student MC</dc:creator>
    <meta:editing-duration>PT2H12M19S</meta:editing-duration>
    <meta:editing-cycles>55</meta:editing-cycles>
    <meta:printed-by>Student MC</meta:printed-by>
    <meta:print-date>2016-07-20T17:02:38</meta:print-date>
    <meta:document-statistic meta:table-count="0" meta:image-count="0" meta:object-count="0" meta:page-count="3" meta:paragraph-count="78" meta:word-count="761" meta:character-count="4654"/>
  </office:meta>
</office:document-meta>
</file>